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en" fo:country="US" officeooo:rsid="00094a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Letter 1: Introduction</text:h>
      <text:p text:style-name="Text_20_body"><text:span text:style-name="Strong_20_Emphasis">Date:</text:span> January 10, 20XX</text:p>
      <text:p text:style-name="Text_20_body"><text:span text:style-name="Strong_20_Emphasis">To:</text:span> Dr. Samuel Thorne</text:p>
      <text:p text:style-name="Text_20_body">Dear Dr. Thorne,</text:p>
      <text:p text:style-name="Text_20_body">My name is Alex Thorne. I’m 12 years old, and Mom says you’re my dad. I know we’ve never met, and I don’t really know what you look like, but I wanted to write to you because I have so many questions. Mom talks about you sometimes, and she says you’re a really smart and important scientist who studies the ocean. That sounds really cool.</text:p>
      <text:p text:style-name="Text_20_body">I hope you’re doing okay. Maybe we can get to know each other through letters. I’d really like that.</text:p>
      <text:p text:style-name="Text_20_body">Sincerely, Alex</text:p>
      <text:p text:style-name="Horizontal_20_Line"/>
      <text:h text:style-name="Heading_20_4" text:outline-level="4">Letter 2: Sharing Interests</text:h>
      <text:p text:style-name="Text_20_body"><text:span text:style-name="Strong_20_Emphasis">Date:</text:span> March 15, 20XX</text:p>
      <text:p text:style-name="Text_20_body"><text:span text:style-name="Strong_20_Emphasis">To:</text:span> Dr. Samuel Thorne</text:p>
      <text:p text:style-name="Text_20_body">Dear Dad,</text:p>
      <text:p text:style-name="Text_20_body">I hope it’s okay that I call you Dad. Mom said you might like that. I wanted to tell you a little about myself. I love science and exploring, just like you. Mom says I got that from you. I’m really interested in space, but learning about the ocean sounds awesome too. Maybe you can tell me about your work and what you’ve discovered.</text:p>
      <text:p text:style-name="Text_20_body">Do you have any favorite places in the ocean? I think it would be amazing to see a real submarine one day.</text:p>
      <text:p text:style-name="Text_20_body">Your son, Alex</text:p>
      <text:p text:style-name="Horizontal_20_Line"/>
      <text:h text:style-name="Heading_20_4" text:outline-level="4">Letter 3: School Project</text:h>
      <text:p text:style-name="Text_20_body"><text:span text:style-name="Strong_20_Emphasis">Date:</text:span> June 5, 20XX</text:p>
      <text:p text:style-name="Text_20_body"><text:span text:style-name="Strong_20_Emphasis">To:</text:span> Dr. Samuel Thorne</text:p>
      <text:p text:style-name="Text_20_body">Dear Dad,</text:p>
      <text:p text:style-name="Text_20_body">I’m working on a school project about marine life, and I thought you might be able to help me. We’re supposed to choose an animal and learn everything we can about it. I picked the giant squid because it sounds mysterious and cool. Do you know anything about giant squids? Have you ever seen one on your missions?</text:p>
      <text:p text:style-name="Text_20_body">I’d love to hear any stories you have or any advice for my project. Thanks, Dad.</text:p>
      <text:p text:style-name="Text_20_body">Sincerely, Alex</text:p>
      <text:p text:style-name="Horizontal_20_Line"/>
      <text:p text:style-name="Text_20_body"/>
      <text:h text:style-name="Heading_20_4" text:outline-level="4"><text:soft-page-break/>Letter <text:span text:style-name="T2">3.5</text:span>: Own Birthday</text:h>
      <text:p text:style-name="Text_20_body"><text:span text:style-name="Strong_20_Emphasis">Date:</text:span> September 12, 20XX</text:p>
      <text:p text:style-name="Text_20_body"><text:span text:style-name="Strong_20_Emphasis">To:</text:span> Dr. Samuel Thorne</text:p>
      <text:p text:style-name="Text_20_body">Dear Dad,</text:p>
      <text:p text:style-name="Text_20_body">I wanted to tell you about my birthday! I just turned 13 yesterday, and it was a really special day. Mom threw a small party for me at home, and I invited a few friends from school. We had a lot of fun playing games and eating cake. Mom even made my favorite—chocolate cake with vanilla frosting!</text:p>
      <text:p text:style-name="Text_20_body">One of the best parts of my birthday was getting a new telescope from Mom. I’ve been really into stargazing lately, and now I can see the stars and planets much more clearly. It’s amazing to think about all the mysteries out there in space. I wonder if exploring the deep ocean feels the same way—discovering new worlds right here on Earth.</text:p>
      <text:p text:style-name="Text_20_body">I wish you could have been there to celebrate with us. Maybe next year, we can have a birthday together. I’d love to hear about your adventures and learn more about your work. Mom says you’re doing important things, and I’m really proud of you.</text:p>
      <text:p text:style-name="Text_20_body">I hope you’re doing well, Dad. Thanks for reading my letter.</text:p>
      <text:p text:style-name="Text_20_body">Your son, Alex</text:p>
      <text:p text:style-name="Text_20_body"/>
      <text:h text:style-name="Heading_20_4" text:outline-level="4">Letter 4: Birthday Wishes</text:h>
      <text:p text:style-name="Text_20_body"><text:span text:style-name="Strong_20_Emphasis">Date:</text:span> October 3, 20XX</text:p>
      <text:p text:style-name="Text_20_body"><text:span text:style-name="Strong_20_Emphasis">To:</text:span> Dr. Samuel Thorne</text:p>
      <text:p text:style-name="Text_20_body">Dear Dad,</text:p>
      <text:p text:style-name="Text_20_body">Mom told me today is your birthday. I wanted to wish you a happy birthday! I hope you’re doing something fun to celebrate. I know you’re probably busy with your work, but I hope you have a great day.</text:p>
      <text:p text:style-name="Text_20_body">I made a birthday card for you. I drew a picture of a submarine exploring the ocean. I hope you like it. Maybe one day we can celebrate together.</text:p>
      <text:p text:style-name="Text_20_body">Your son, Alex</text:p>
      <text:p text:style-name="Horizontal_20_Line"/>
      <text:h text:style-name="Heading_20_4" text:outline-level="4">Letter 5: Future Plans</text:h>
      <text:p text:style-name="Text_20_body"><text:span text:style-name="Strong_20_Emphasis">Date:</text:span> November 20, 20XX</text:p>
      <text:p text:style-name="Text_20_body"><text:span text:style-name="Strong_20_Emphasis">To:</text:span> Dr. Samuel Thorne</text:p>
      <text:p text:style-name="Text_20_body">Dear Dad,</text:p>
      <text:p text:style-name="Text_20_body">I’ve been thinking a lot about what I want to do when I grow up. I think I want to be a scientist, like you. I’m not sure if I want to study space or the ocean yet, but I know I want to explore and <text:soft-page-break/>discover new things. Do you have any advice for someone who wants to be a scientist? What should I study and learn about?</text:p>
      <text:p text:style-name="Text_20_body">I really hope we can meet someday. I’d love to hear your stories and learn from you.</text:p>
      <text:p text:style-name="Text_20_body">Sincerely, Alex</text:p>
      <text:p text:style-name="Horizontal_20_Line"/>
      <text:h text:style-name="Heading_20_4" text:outline-level="4">Letter 6: Worries and Hopes</text:h>
      <text:p text:style-name="Text_20_body"><text:span text:style-name="Strong_20_Emphasis">Date:</text:span> January 1, 20XX</text:p>
      <text:p text:style-name="Text_20_body"><text:span text:style-name="Strong_20_Emphasis">To:</text:span> Dr. Samuel Thorne</text:p>
      <text:p text:style-name="Text_20_body">Dear Dad,</text:p>
      <text:p text:style-name="Text_20_body">Mom told me about the accident on your submarine. I was really worried when I heard about it. I hope you’re okay. It sounds really scary, but Mom says you’re very brave and strong. I believe that too.</text:p>
      <text:p text:style-name="Text_20_body">I just wanted to let you know that I’m thinking about you and hoping you’re safe. I hope we can meet one day and you can tell me all about your adventures.</text:p>
      <text:p text:style-name="Text_20_body">Stay safe, Dad.</text:p>
      <text:p text:style-name="Text_20_body">Your son, Ale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09:15:10.794000000</meta:creation-date>
    <dc:date>2024-07-07T09:18:18.475000000</dc:date>
    <meta:editing-duration>PT3M7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52" meta:word-count="765" meta:character-count="3965" meta:non-whitespace-character-count="3254"/>
  </office:meta>
</office:document-meta>
</file>